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Table2" style:family="table">
      <style:table-properties style:width="4.9271in" fo:margin-left="0.9938in" fo:margin-right="1.0042in" fo:margin-top="0in" fo:margin-bottom="0.25in" table:align="margins"/>
    </style:style>
    <style:style style:name="Table2.A" style:family="table-column">
      <style:table-column-properties style:column-width="1.6889in" style:rel-column-width="22461*"/>
    </style:style>
    <style:style style:name="Table2.B" style:family="table-column">
      <style:table-column-properties style:column-width="3.2382in" style:rel-column-width="43074*"/>
    </style:style>
    <style:style style:name="Table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transparent" fo:padding="0.0382in" fo:border="0.0007in solid #000000">
        <style:background-image/>
      </style:table-cell-properties>
    </style:style>
    <style:style style:name="Table2.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Footer">
      <style:paragraph-properties fo:text-align="end" style:justify-single-word="false" fo:padding="0in" fo:border-left="none" fo:border-right="none" fo:border-top="0.0138in solid #000000" fo:border-bottom="none" style:shadow="none"/>
    </style:style>
    <style:style style:name="P7" style:family="paragraph" style:parent-style-name="Header_20_left">
      <style:text-properties fo:font-style="italic" style:font-style-asian="italic" style:font-style-complex="italic"/>
    </style:style>
    <style:style style:name="P8" style:family="paragraph" style:parent-style-name="Header_20_right">
      <style:paragraph-properties fo:text-align="end" style:justify-single-word="false"/>
      <style:text-properties fo:font-style="italic" style:font-style-asian="italic" style:font-style-complex="italic"/>
    </style:style>
    <style:style style:name="P9" style:family="paragraph" style:parent-style-name="Footer">
      <style:paragraph-properties fo:text-align="end" style:justify-single-word="false"/>
    </style:style>
    <style:style style:name="P10" style:family="paragraph" style:parent-style-name="Standard">
      <style:paragraph-properties fo:text-align="end" style:justify-single-word="false"/>
    </style:style>
    <style:style style:name="P11" style:family="paragraph" style:parent-style-name="Body" style:list-style-name="L1"/>
    <style:style style:name="P12" style:family="paragraph" style:parent-style-name="ChapterTitle" style:master-page-name="First_20_Page">
      <style:paragraph-properties style:page-number="auto"/>
    </style:style>
    <style:style style:name="P13" style:family="paragraph">
      <style:paragraph-properties fo:text-align="center"/>
    </style:style>
    <style:style style:name="T1" style:family="text">
      <style:text-properties style:text-position="super 58%"/>
    </style:style>
    <style:style style:name="fr1" style:family="graphic" style:parent-style-name="Frame">
      <style:graphic-properties style:vertical-pos="from-top" style:vertical-rel="page" style:horizontal-pos="from-left" style:horizontal-rel="page" fo:background-color="transparent" style:background-transparency="100%" fo:padding="0.0598in" fo:border="0.0008in solid #000000" style:shadow="none">
        <style:background-image/>
        <style:columns fo:column-count="1" fo:column-gap="0in"/>
      </style:graphic-properties>
    </style:style>
    <style:style style:name="fr2"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2300dc" draw:fill="solid" draw:fill-color="#2300dc" draw:textarea-horizontal-align="justify" draw:textarea-vertical-align="middle" draw:auto-grow-height="false" fo:min-height="0in" fo:min-width="0in" style:run-through="foreground"/>
    </style:style>
    <style:style style:name="gr4" style:family="graphic">
      <style:graphic-properties svg:stroke-color="#0047ff" draw:fill="solid" draw:fill-color="#0047ff" draw:textarea-horizontal-align="justify" draw:textarea-vertical-align="middle" draw:auto-grow-height="false" fo:min-height="0in" fo:min-width="0in" style:run-through="foreground"/>
    </style:style>
    <style:style style:name="gr5" style:family="graphic">
      <style:graphic-properties svg:stroke-color="#99ccff" draw:textarea-horizontal-align="justify" draw:textarea-vertical-align="middle" draw:auto-grow-height="false" fo:min-height="0in" fo:min-width="0in" style:run-through="foreground"/>
    </style:style>
    <style:style style:name="gr6" style:family="graphic">
      <style:graphic-properties svg:stroke-color="#99ccff" draw:fill="solid" draw:fill-color="#ffffff" draw:textarea-horizontal-align="center" draw:textarea-vertical-align="middle" style:run-through="foreground"/>
    </style:style>
    <style:style style:name="gr7" style:family="graphic">
      <style:graphic-properties svg:stroke-color="#ffffff" draw:fill="solid" draw:fill-color="#ffffff" draw:textarea-horizontal-align="center" draw:textarea-vertical-align="middle" style:run-through="foreground"/>
    </style:style>
    <style:style style:name="gr8" style:family="graphic">
      <style:graphic-properties svg:stroke-color="#99ccff" draw:textarea-horizontal-align="center" draw:textarea-vertical-align="middle" style:run-through="foreground"/>
    </style:style>
    <style:style style:name="gr9" style:family="graphic">
      <style:graphic-properties svg:stroke-color="#0047ff" draw:fill="solid" draw:fill-color="#0047ff" draw:textarea-horizontal-align="center" draw:textarea-vertical-align="middle" style:run-through="foreground"/>
    </style:style>
    <style:style style:name="gr10" style:family="graphic">
      <style:graphic-properties svg:stroke-color="#2300dc" draw:fill="solid" draw:fill-color="#2300dc" draw:textarea-horizontal-align="center" draw:textarea-vertical-align="middle" style:run-through="foreground"/>
    </style:style>
    <style:style style:name="gr1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draw:marker-end="Arrow"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402in" draw:marker-start="" draw:marker-end="Arrow"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draw:marker-start="Arrow" draw:marker-end="Arrow"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Ultrafine_20_Dashed" svg:stroke-width="0.0799in" draw:marker-start-width="0.2598in" draw:marker-end-width="0.2598in" draw:textarea-horizontal-align="center" draw:textarea-vertical-align="middle" fo:padding-top="0.0398in" fo:padding-bottom="0.0398in" fo:padding-left="0.0398in" fo:padding-right="0.0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01in" draw:marker-start="Arrow" draw:marker-start-width="0.1299in" draw:marker-end="Arrow" draw:marker-end-width="0.12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Chapter Name" text:anchor-type="page" text:anchor-page-number="1" svg:x="0.7402in" svg:y="-2.348in" svg:width="0.7902in" draw:z-index="0">
        <draw:text-box fo:min-height="0.2in">
          <text:p text:style-name="Frame_20_contents"/>
          <text:p text:style-name="Figure">Figure <text:sequence text:ref-name="refFigure0" text:name="Figure" text:formula="ooow:Figure+1" style:num-format="1">1-1</text:sequence>-:</text:p>
        </draw:text-box>
      </draw:frame>
      <text:h text:style-name="P12" text:outline-level="1">Remote Visualization</text:h>
      <text:h text:style-name="Heading_20_1" text:outline-level="2">Overview</text:h>
      <text:list xml:id="list746512037" text:style-name="L1">
        <text:list-item>
          <text:list>
            <text:list-header>
              <text:p text:style-name="P11">Scientific simulations are almost always run on a powerful supercomputer and accessed using desktop workstations. This means that the databases usually reside on remote computers. In the past, the practice was to copy the databases to a visualization server, a powerful computer with very fast computer graphics hardware. With ever increasing database sizes, it no longer makes sense to copy databases from the computer on which they were generated. Instead, it makes more sense to examine the data on the powerful supercomputer and use local graphics hardware to draw the visualization. VisIt can run in a <text:alphabetical-index-mark text:string-value="Distributed mode"/>distributed mode that allows this exact use case. The GUI and viewer run locally while the database server and parallel compute engine run on the remote supercomputer. Running VisIt in distributed mode is almost as easy as running all components locally. This chapter explains the differences between running locally and remotely and describes how to run VisIt in distributed mode.</text:p>
            </text:list-header>
          </text:list>
        </text:list-item>
      </text:list>
      <text:h text:style-name="Heading_20_1" text:outline-level="2">Distributed mode</text:h>
      <text:p text:style-name="Body">When you run VisIt locally, you usually select files, open a database, and create plots using the open database. Fortunately, the procedure for running VisIt in distributed mode is no different than it is for running in single-computer mode. You begin by opening the <text:span text:style-name="GUIText">File Selection Window</text:span> and typing the name of the computer where the files are stored into the <text:span text:style-name="GUIText">Host</text:span> text field.</text:p>
      <text:p text:style-name="Body">Once you have told VisIt which host to use when accessing files, VisIt launches the VisIt Component Launcher (VCL) on the remote computer. The VCL is a VisIt component that runs on remote computers and is responsible for launching other VisIt components such as the database server and compute engine (<text:sequence-ref text:reference-format="category-and-value" text:ref-name="refFigure1">Figure 1-1</text:sequence-ref>). Once you are connected to the remote computer and VCL is running, you won't have to enter a password again for the remote computer because VCL stays active for the life of your VisIt session and it takes care of launching VisIt components on the remote computer.</text:p>
      <text:p text:style-name="Body"><draw:frame draw:style-name="fr2" draw:name="Frame1" text:anchor-type="paragraph" svg:x="0.5201in" svg:y="0.1965in" svg:width="5.7764in" draw:z-index="3"><draw:text-box fo:min-height="5.1516in"><text:p text:style-name="Frame_20_contents"><draw:frame draw:style-name="fr7" draw:name="graphics2" text:anchor-type="paragraph" svg:x="2.5154in" svg:y="0.0701in" svg:width="2.1598in" svg:height="2.1598in" draw:z-index="35"><draw:image xlink:href="../images/Intro/vis_win.png" xlink:type="simple" xlink:show="embed" xlink:actuate="onLoad" draw:filter-name="&lt;All formats&gt;"/></draw:frame><draw:frame draw:style-name="fr7" draw:name="graphics1" text:anchor-type="paragraph" svg:x="1.3161in" svg:y="0.0602in" svg:width="0.7598in" svg:height="2.1598in" draw:z-index="36"><draw:image xlink:href="../images/Intro/main_window.png" xlink:type="simple" xlink:show="embed" xlink:actuate="onLoad" draw:filter-name="&lt;All formats&gt;"/></draw:frame><draw:frame text:anchor-type="paragraph" draw:z-index="4" draw:style-name="gr12" svg:width="1.4795in" svg:height="0.2921in" svg:x="0.128in" svg:y="2.7575in"><draw:text-box><text:p>Remote computer</text:p></draw:text-box></draw:frame><draw:frame text:anchor-type="paragraph" draw:z-index="5" draw:style-name="gr13" svg:width="1.6461in" svg:height="0.2606in" svg:x="0.1071in" svg:y="2.2992in"><draw:text-box><text:p>Local computer</text:p></draw:text-box></draw:frame><draw:line text:anchor-type="paragraph" draw:z-index="6" draw:style-name="gr14" draw:text-style-name="P13" svg:x1="1.7874in" svg:y1="3.7055in" svg:x2="1.7874in" svg:y2="3.2764in"><text:p/></draw:line><draw:line text:anchor-type="paragraph" draw:z-index="7" draw:style-name="gr15" draw:text-style-name="P13" svg:x1="2.3602in" svg:y1="4.1118in" svg:x2="3.2539in" svg:y2="4.1118in"><text:p/></draw:line><draw:line text:anchor-type="paragraph" draw:z-index="8" draw:style-name="gr16" draw:text-style-name="P13" svg:x1="4.1in" svg:y1="3.6287in" svg:x2="4.1in" svg:y2="2.2161in"><text:p/></draw:line><draw:line text:anchor-type="paragraph" draw:z-index="9" draw:style-name="gr16" draw:text-style-name="P13" svg:x1="3.4437in" svg:y1="2.9224in" svg:x2="3.4437in" svg:y2="2.2161in"><text:p/></draw:line><draw:line text:anchor-type="paragraph" draw:z-index="10" draw:style-name="gr16" draw:text-style-name="P13" svg:x1="2.7043in" svg:y1="2.9224in" svg:x2="2.7043in" svg:y2="2.2161in"><text:p/></draw:line><draw:line text:anchor-type="paragraph" draw:z-index="11" draw:style-name="gr16" draw:text-style-name="P13" svg:x1="1.4646in" svg:y1="2.9661in" svg:x2="1.4646in" svg:y2="2.2161in"><text:p/></draw:line><draw:line text:anchor-type="paragraph" draw:z-index="12" draw:style-name="gr17" draw:text-style-name="P13" svg:x1="0.128in" svg:y1="2.6327in" svg:x2="5.2878in" svg:y2="2.6327in"><text:p/></draw:line><draw:custom-shape text:anchor-type="paragraph" draw:z-index="13" draw:style-name="gr18" draw:text-style-name="P13" svg:width="1.6669in" svg:height="0.3543in" svg:x="1.2146in" svg:y="2.922in"><text:p text:style-name="P13">Database server</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14" draw:style-name="gr18" draw:text-style-name="P13" svg:width="0.9378in" svg:height="0.365in" svg:x="2.9543in" svg:y="2.922in"><text:p text:style-name="P13">VCL</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15" draw:style-name="gr18" draw:text-style-name="P13" svg:width="2.063in" svg:height="0.948in" svg:x="3.2543in" svg:y="3.6283in"><text:p text:style-name="P13">Parallel Compute Engine</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16" draw:style-name="gr18" draw:text-style-name="P13" svg:width="1.1878in" svg:height="0.9276in" svg:x="1.1728in" svg:y="3.6181in"><text:p text:style-name="P13">Data</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37" draw:style-name="gr19" draw:text-style-name="P13" svg:x1="1.9957in" svg:y1="1.4866in" svg:x2="2.7146in" svg:y2="1.4866in"><text:p/></draw:line></text:p><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igure">Figure <text:sequence text:ref-name="refFigure1" text:name="Figure" text:formula="ooow:Figure" style:num-format="1">1-1</text:sequence>:VisIt's architecture</text:p></draw:text-box></draw:frame><text:soft-page-break/>If VCL was able to launch on the remote computer and if it was able to successfully launch the database server, the files for the remote computer will be listed in the <text:span text:style-name="GUIText">File Selection Window</text:span>. Add the files to be visualized to the <text:span text:style-name="GUIText">Selected files list</text:span> as you would with local files and dismiss the <text:span text:style-name="GUIText">File Selection Window</text:span>. Now that you have files from the remote computer at your disposal, you can create plots as usual.</text:p>
      <text:h text:style-name="Heading_20_2" text:outline-level="3">Passwords</text:h>
      <text:p text:style-name="Body">Sometimes when you try to access files on a remote computer, VisIt prompts you for a password by opening a <text:alphabetical-index-mark-start text:id="IMark487593032"/><text:span text:style-name="GUIText">Password Window</text:span><text:alphabetical-index-mark-end text:id="IMark487593032"/> (<text:sequence-ref text:reference-format="category-and-value" text:ref-name="refFigure2">Figure 1-2</text:sequence-ref>) . If you are prompted for a password, type your password into the window and click the <text:span text:style-name="GUIText">Ok</text:span> button. If the password window appears and you decide to abort the launch of the remote component, you can click the <text:span text:style-name="GUIText">Password Window's Cancel</text:span> button to stop the remote component from being launched.</text:p>
      <text:p text:style-name="Body">VisIt uses <text:alphabetical-index-mark text:string-value="Secure shell (ssh)"/><text:span text:style-name="Emphasis">ssh</text:span> for authentication and you can set up ssh so that passwords are not required. This is <text:soft-page-break/>called passwordless ssh and once it is set up for a computer, VisIt will no longer need to prompt for a password. More information about setting up passwordless ssh can be found in <text:span text:style-name="ChapterName">Appendix B</text:span>.</text:p>
      <text:h text:style-name="Heading_20_2" text:outline-level="3"><draw:frame draw:style-name="fr3" draw:name="Frame2" text:anchor-type="paragraph" svg:width="3in" draw:z-index="17"><draw:text-box fo:min-height="1.5898in"><text:p text:style-name="Frame_20_contents"><draw:frame draw:style-name="fr5" draw:name="graphics3" text:anchor-type="paragraph" svg:width="3in" svg:height="0.8382in" draw:z-index="18"><draw:image xlink:href="../images/RemoteVisualization/password.png" xlink:type="simple" xlink:show="embed" xlink:actuate="onLoad"/></draw:frame></text:p><text:p text:style-name="Figure">Figure <text:sequence text:ref-name="refFigure2" text:name="Figure" text:formula="ooow:Figure+1" style:num-format="1">1-2</text:sequence>: Password Window</text:p></draw:text-box></draw:frame><text:alphabetical-index-mark-start text:id="IMark487593032"/>Environment<text:alphabetical-index-mark-end text:id="IMark487593032"/></text:h>
      <text:p text:style-name="Body">It is important to have VisIt in your default search path instead of specifying the absolute path to VisIt when starting it. This isn't as important when you run VisIt locally, but VisIt may not run properly in distributed mode if it isn't in your default search path on remote machines. If you regularly run VisIt using the network configurations provided for LLNL computers then VisIt will have host profiles, which are sets of information that tell VisIt how to launch its components on a remote computer. The provided host profiles have special options that tell the remote computer where it can expect to find the installed version of VisIt so it is not required to be in your path. If you did not opt to install the provided network configurations or if you are at a site that requires other network configurations then you will probably not have host profiles by default and it will be necessary for you to add VisIt to your path on the remote computer. You can add VisIt to your default search path on UNIX<text:span text:style-name="T1">TM</text:span> systems by editing the initialization file for your command line shell.</text:p>
      <text:h text:style-name="Heading_20_2" text:outline-level="3"><text:alphabetical-index-mark-start text:id="IMark487593032"/>Launch progress window<text:alphabetical-index-mark-end text:id="IMark487593032"/></text:h>
      <text:p text:style-name="Body">When VisIt launches a compute engine or database server, it opens the <text:span text:style-name="GUIText">Launch progress window</text:span> when the component cannot be launched in under four seconds. An exception to this rule is that VisIt will always show the <text:span text:style-name="GUIText">Launch progress window</text:span> when launching a parallel compute engine or any compute engine on MacOS X. VisIt's components frequently launch fast enough that it is not necessary to show the <text:span text:style-name="GUIText">Launch progress window</text:span> but you will often see it if you launch compute engines using a batch system.</text:p>
      <text:p text:style-name="Body">The <text:span text:style-name="GUIText">Launch progress window</text:span> indicates VisIt is waiting to hear back from the component being launched on the remote computer and gives you some indication that VisIt is still alive by animating a set of moving dots representing the connection from the local computer to the remote computer. The icon used for the remote computer will vary depending on whether a serial or parallel VisIt component is being launched. The <text:span text:style-name="GUIText">Launch progress window</text:span> for a parallel compute engine is shown in <text:sequence-ref text:reference-format="category-and-value" text:ref-name="refFigure3">Figure 1-3</text:sequence-ref>. The window is visible until the remote compute engine <text:soft-page-break/>connects back to the viewer or the connection is cancelled. If you get tired of waiting for a remote component to launch, you can cancel it by clicking the <text:span text:style-name="GUIText">Cancel</text:span> button. Once you cancel the launch of a remote component, you can return to your VisIt session. Note that if the remote compute is a parallel compute engine launched via a batch system, the engine will still run when it is finally scheduled but it will immediately dies since VisIt has stopped listening for it. On heavily saturated batch systems, it might be prudent for you to manually remove your compute engine job from the batch queue.</text:p>
      <text:h text:style-name="Heading_20_1" text:outline-level="2"><draw:frame draw:style-name="fr3" draw:name="Frame3" text:anchor-type="paragraph" svg:width="4in" draw:z-index="19"><draw:text-box fo:min-height="2in"><text:p text:style-name="Frame_20_contents"><draw:frame draw:style-name="fr5" draw:name="graphics4" text:anchor-type="paragraph" svg:width="4in" svg:height="1.278in" draw:z-index="20"><draw:image xlink:href="../images/RemoteVisualization/launchprogress.png" xlink:type="simple" xlink:show="embed" xlink:actuate="onLoad"/></draw:frame></text:p><text:p text:style-name="Figure">Figure <text:sequence text:ref-name="refFigure3" text:name="Figure" text:formula="ooow:Figure+1" style:num-format="1">1-3</text:sequence>: Launch progress window</text:p></draw:text-box></draw:frame>Host Profiles</text:h>
      <text:p text:style-name="Body">When VisIt launches a component on a remote computer, it looks for something called a <text:span text:style-name="Emphasis">host profile</text:span>. A host profile contains information that VisIt uses to launch components on a remote computer. Host profiles allow you to specify information like: remote username, number of processors, parallel launch method, etc. You can have multiple host profiles for any given computer. Host profiles are most often used to specify options for running VisIt's parallel compute engine on remote computers and often the same host will have a serial host profile and several other host profiles with different parallel options.</text:p>
      <text:h text:style-name="Heading_20_2" text:outline-level="3">Host Profile Window</text:h>
      <text:p text:style-name="Body">VisIt provides a <text:alphabetical-index-mark-start text:id="IMark487593032"/><text:span text:style-name="GUIText">Host Profile Window</text:span><text:alphabetical-index-mark-end text:id="IMark487593032"/>, shown in <text:sequence-ref text:reference-format="category-and-value" text:ref-name="refFigure4">Figure 1-4</text:sequence-ref>, that you can use to manage your host profiles. You can open the <text:span text:style-name="GUIText">Host Profile Window</text:span> by choosing <text:span text:style-name="GUIText">Host profiles</text:span> from the <text:span text:style-name="GUIText">Main Window's File</text:span> menu. The <text:span text:style-name="GUIText">Host Profiles Window</text:span> is divided vertically into two main areas. The top area contains a group of tabs where each tab contains the host profiles for a given computer. The top area also contains controls to create and delete host profiles. The bottom area of the window displays all attributes for the selected host profile.</text:p>
      <text:h text:style-name="Heading_20_3" text:outline-level="4"><text:alphabetical-index-mark text:string-value="Creating" text:key1="Host profiles"/>Creating a new host profile</text:h>
      <text:p text:style-name="Body">You click the <text:span text:style-name="GUIText">New profile</text:span> button to create a new host profile based on the selected host profile. If no host profile exists or if no host profile is selected, the new host profile contains reasonable <text:soft-page-break/>default values. In any case, the host profile has a default name that you can change to make the new host profile more memorable. If the host profile is for a computer for which there are no other host profiles, a tab is created with the name of the new computer and the new host profile is added to the new tab.</text:p>
      <text:h text:style-name="Heading_20_3" text:outline-level="4"><draw:frame draw:style-name="fr3" draw:name="Frame4" text:anchor-type="paragraph" svg:width="4in" draw:z-index="21"><draw:text-box fo:min-height="5.7339in"><text:p text:style-name="Frame_20_contents"><draw:frame draw:style-name="fr5" draw:name="graphics5" text:anchor-type="paragraph" svg:width="4in" svg:height="4.978in" draw:z-index="22"><draw:image xlink:href="../images/RemoteVisualization/hostprofile.png" xlink:type="simple" xlink:show="embed" xlink:actuate="onLoad"/></draw:frame></text:p><text:p text:style-name="Figure">Figure <text:sequence text:ref-name="refFigure4" text:name="Figure" text:formula="ooow:Figure+1" style:num-format="1">1-4</text:sequence>: Host Profile Window</text:p></draw:text-box></draw:frame><text:alphabetical-index-mark text:string-value="Deleting" text:key1="Host profiles"/>Deleting a host profile</text:h>
      <text:p text:style-name="Body">If a host profile is no longer useful, you can click on it in the tabbed list to select it and then click the <text:span text:style-name="GUIText">Delete</text:span> button to delete it.</text:p>
      <text:h text:style-name="Heading_20_3" text:outline-level="4"><text:soft-page-break/><text:alphabetical-index-mark text:string-value="Activating" text:key1="Host profiles"/>Activating a host profile</text:h>
      <text:p text:style-name="Body">Only one host profile can be active for any given computer. When VisIt launches a remote component, it looks for the active host profile for the computer where the component is to be launched. To activate a different host profile, click the <text:span text:style-name="GUIText">Active profile for host</text:span> toggle button in the <text:span text:style-name="GUIText">Selected profile</text:span> settings. The VCL and the database server use the active host profile but VisIt will prompt you for a host profile to use before launching a compute engine if you have more than one host profile or your only host profile has parallel options set for the compute engine.</text:p>
      <text:h text:style-name="Heading_20_3" text:outline-level="4">Setting the host name</text:h>
      <text:p text:style-name="Body">The host name is the name of the computer for which the host profile is created. You can change the host name by typing a new host name into the <text:span text:style-name="GUIText">Remote host name</text:span> combo box. You can also select an existing host name, if there are any, from the <text:span text:style-name="GUIText">Remote host name</text:span> combo box. If you provide a host name, you can provide the fully qualified computer name (hostname.domain.net) or just the host name. Some systems require the fully qualified name.</text:p>
      <text:p text:style-name="Body">Some clustered systems have one overall host name but also have names for the individual compute nodes that comprise the system. The compute nodes are often named by appending the node number to the host name. For example, if the clustered system is called: <text:span text:style-name="Emphasis">cluster</text:span>, you might be logged into node <text:span text:style-name="Emphasis">cluster023</text:span>. When you launch a remote component, VisIt will not find any host profiles if the host name in the host profiles is: <text:span text:style-name="Emphasis">cluster</text:span>. </text:p>
      <text:p text:style-name="Body">To ensure that VisIt correctly matches a computer's node name to one of VisIt's host profiles, you should include host name aliases in the host profile for a clustered system. Host name aliases typically consist of the host name with different wildcard characters appended to it. Three wildcards are supported. The <text:span text:style-name="Emphasis">'?'</text:span> wildcard character lets any one character replace it while the '<text:span text:style-name="Emphasis">*'</text:span> wildcard character lets any character or group of characters replace it and the <text:span text:style-name="Emphasis">`#'</text:span> wildcard character lets any numeric digit replace it. Appropriate host aliases for the previous example would be: <text:span text:style-name="Emphasis">cluster#</text:span>, <text:span text:style-name="Emphasis">cluster##</text:span>, <text:span text:style-name="Emphasis">cluster###</text:span>, etc. If you need to enter host name aliases for the host profile, type them into the <text:span text:style-name="GUIText">Host name aliases</text:span> text field.</text:p>
      <text:h text:style-name="Heading_20_3" text:outline-level="4">Setting the remote user name</text:h>
      <text:p text:style-name="Body">The remote user name is the name of the account that you want to use when you access the remote computer. The remote user name does not have to match your local user name and it is often the case that your desktop user name will not match your remote user name. To change the remote user name, type a new user name into the <text:span text:style-name="GUIText">Username</text:span> text field in the <text:span text:style-name="GUIText">Selected profile</text:span> settings.</text:p>
      <text:h text:style-name="Heading_20_3" text:outline-level="4"><text:soft-page-break/>Setting the timeout</text:h>
      <text:p text:style-name="Body">The compute engine and database server have a <text:alphabetical-index-mark-start text:id="IMark487593032"/>timeout<text:alphabetical-index-mark-end text:id="IMark487593032"/> mechanism that causes them to exit if no requests have been made of them for a certain period of time so they do not run indefinitely if their connection to VisIt's viewer is severed. You can set this period of time, or timeout, by typing in a new number of minutes into the <text:span text:style-name="GUIText">Timeout</text:span> text field. You can also increase or decrease the timeout by clicking on the up and down arrows next to the <text:span text:style-name="GUIText">Timeout</text:span> text field.</text:p>
      <text:h text:style-name="Heading_20_3" text:outline-level="4">Providing additional command line options</text:h>
      <text:p text:style-name="Body">The <text:alphabetical-index-mark-start text:id="IMark487593032"/><text:span text:style-name="GUIText">Host Profile Window</text:span><text:alphabetical-index-mark-end text:id="IMark487593032"/> allows you to provide additional command line options to the compute engine and database server through the <text:span text:style-name="GUIText">Additional options</text:span> text field. When you provide additional command line options, you should type them, separated by spaces, into the <text:span text:style-name="GUIText">Additional options</text:span> text field. Command line options influence how the compute engine and database server are executed. For more information on VisIt's command line options, see <text:span text:style-name="ChapterName">Appendix A</text:span>. Most of the host profiles that are installed with VisIt specify the expected installation directory for VisIt so VisIt does not have to be in your path on remote computes.</text:p>
      <text:h text:style-name="Heading_20_2" text:outline-level="3"><text:alphabetical-index-mark text:string-value="Parallel options"/>Setting parallel options</text:h>
      <text:p text:style-name="Body">The chief purpose of host profiles is to make launching compute engines easier. This is even more the case when host profiles are used to launch parallel compute engines on large computers that often have complex scheduling programs that determine when parallel jobs can be executed. It is easy to forget how to use the scheduling programs on a large computer because each scheduling program requires different arguments. In order to make launching compute engines easy, VisIt hides the details of the scheduling program used to launch parallel compute engines. VisIt instead allows you to set some common parallel options and then figures out how to launch the parallel compute engine on the specified computer using the parallel options specified in the host profile. Furthermore, once you create a host profile that works for a computer, you rarely need to modify it.</text:p>
      <text:p text:style-name="Body"><draw:frame draw:style-name="fr3" draw:name="Frame5" text:anchor-type="paragraph" svg:width="4in" draw:z-index="23"><draw:text-box fo:min-height="3in"><text:p text:style-name="Frame_20_contents"><draw:frame draw:style-name="fr5" draw:name="graphics6" text:anchor-type="paragraph" svg:width="4in" svg:height="2.9075in" draw:z-index="24"><draw:image xlink:href="../images/RemoteVisualization/parallel.png" xlink:type="simple" xlink:show="embed" xlink:actuate="onLoad"/></draw:frame></text:p><text:p text:style-name="Figure">Figure <text:sequence text:ref-name="refFigure5" text:name="Figure" text:formula="ooow:Figure+1" style:num-format="1">1-5</text:sequence>: Parallel options</text:p></draw:text-box></draw:frame><text:soft-page-break/></text:p>
      <text:h text:style-name="Heading_20_3" text:outline-level="4">Setting the parallel <text:alphabetical-index-mark text:string-value="Launch method" text:key1="Parallel"/>launch method</text:h>
      <text:p text:style-name="Body">The parallel launch method option allows you to specify which launch program should be used to execute the parallel compute engine. This setting depends on the computer where you plan to run the compute engine and how the computer is configured. Some computers have multiple launch programs depending on which part of the parallel machine you want to use. The table below lists some common Operating System/Launch program pairs.</text:p>
      <table:table table:name="Table2" table:style-name="Table2">
        <table:table-column table:style-name="Table2.A"/>
        <table:table-column table:style-name="Table2.B"/>
        <table:table-row>
          <table:table-cell table:style-name="Table2.A1" office:value-type="string">
            <text:p text:style-name="Table_20_Contents">Operating System</text:p>
          </table:table-cell>
          <table:table-cell table:style-name="Table2.B1" office:value-type="string">
            <text:p text:style-name="Table_20_Contents">Launch program</text:p>
          </table:table-cell>
        </table:table-row>
        <table:table-row>
          <table:table-cell table:style-name="Table2.A2" office:value-type="string">
            <text:p text:style-name="Table_20_Contents">IRIX</text:p>
          </table:table-cell>
          <table:table-cell table:style-name="Table2.B2" office:value-type="string">
            <text:p text:style-name="Table_20_Contents">mpirun</text:p>
          </table:table-cell>
        </table:table-row>
        <table:table-row>
          <table:table-cell table:style-name="Table2.A2" office:value-type="string">
            <text:p text:style-name="Table_20_Contents">AIX</text:p>
          </table:table-cell>
          <table:table-cell table:style-name="Table2.B2" office:value-type="string">
            <text:p text:style-name="Table_20_Contents">poe, interactive partition</text:p>
          </table:table-cell>
        </table:table-row>
        <table:table-row>
          <table:table-cell table:style-name="Table2.A2" office:value-type="string">
            <text:p text:style-name="Table_20_Contents">AIX</text:p>
          </table:table-cell>
          <table:table-cell table:style-name="Table2.B2" office:value-type="string">
            <text:p text:style-name="Table_20_Contents">psub, batch partition </text:p>
          </table:table-cell>
        </table:table-row>
        <table:table-row>
          <table:table-cell table:style-name="Table2.A2" office:value-type="string">
            <text:p text:style-name="Table_20_Contents">Linux CHAOS</text:p>
          </table:table-cell>
          <table:table-cell table:style-name="Table2.B2" office:value-type="string">
            <text:p text:style-name="Table_20_Contents">psub/srun, both interactive and batch</text:p>
          </table:table-cell>
        </table:table-row>
        <table:table-row>
          <table:table-cell table:style-name="Table2.A2" office:value-type="string">
            <text:p text:style-name="Table_20_Contents">Tru64</text:p>
          </table:table-cell>
          <table:table-cell table:style-name="Table2.B2" office:value-type="string">
            <text:p text:style-name="Table_20_Contents">dmpirun</text:p>
          </table:table-cell>
        </table:table-row>
      </table:table>
      <text:p text:style-name="Body">In addition to choosing a launch program, you can also elect to give it additional command line options to influence how it launches your compute engine. To give additional command line options to the launch program, click the <text:span text:style-name="GUIText">Additional launcher arguments</text:span> check box and type command line options into the text field to the right of that check box. </text:p>
      <text:h text:style-name="Heading_20_3" text:outline-level="4"><text:soft-page-break/>Setting the <text:alphabetical-index-mark text:string-value="Partition/pool" text:key1="Parallel"/>partition/pool</text:h>
      <text:p text:style-name="Body">Some parallel computers are divided into partitions so that batch processes might be executed on one part of the computer while interactive processes are executed on another part of the computer. You can use host profiles tell VisIt which partition to use when launching the compute engine on systems that have multiple partitions. To set the partition, check the <text:span text:style-name="GUIText">Partition/Pool</text:span> check box and type a partition name into the <text:span text:style-name="GUIText">Partition/Pool</text:span> text field.</text:p>
      <text:h text:style-name="Heading_20_3" text:outline-level="4">Setting the <text:alphabetical-index-mark text:string-value="Number of processors" text:key1="Parallel"/>number of processors</text:h>
      <text:p text:style-name="Body">You can set the number of processors by typing a new number of processors into the <text:span text:style-name="GUIText">Default number of processors</text:span> text field. When the number of processors is greater than 1, VisIt will attempt to run the parallel version of the compute engine. You can also click on the up and down arrows next to the text field to increase or decrease the number of processors. If VisIt finds a parallel host profile, you will have the option of changing the number of processors before the compute engine is actually launched.</text:p>
      <text:h text:style-name="Heading_20_3" text:outline-level="4">Setting the <text:alphabetical-index-mark text:string-value="Number of nodes" text:key1="Parallel"/>number of nodes</text:h>
      <text:p text:style-name="Body">The number of nodes refers to the number of compute nodes that you want to reserve for your parallel job. Each compute node typically contains more than one processor (often 2, 4, 16) and the number of nodes required is usually the ceiling of the number of processors divided by the number of processors per node. It is only necessary to set the number of nodes if you want to use fewer processors than the number of processors that exist on a compute node. This option is not available on some computers as it is meant primarily for compute clusters. To set the number of nodes, check the <text:span text:style-name="GUIText">Default number of nodes</text:span> check box and type a number of processors per node into the <text:span text:style-name="GUIText">Default number of nodes</text:span> text field.</text:p>
      <text:h text:style-name="Heading_20_3" text:outline-level="4"><text:alphabetical-index-mark-start text:id="IMark487595480"/>Load balancing<text:alphabetical-index-mark-end text:id="IMark487595480"/></text:h>
      <text:p text:style-name="Body">Load balancing refers to how well tasks are distributed among computer processors. The goal is to make each computer processor have roughly the same amount of work so they all finish at the same time. VisIt's compute engine supports two forms of load balancing. The first form is static load balancing where the entire problem is distributed among processors and that distribution of work never changes. The second form of load balancing is dynamic load balancing. In dynamic load balancing, the work is redistributed as needed each time work is done. Idle processors independently ask for work until the entire task is complete. VisIt allows you to specify the form of load balancing that you want to use. You can choose to use static or dynamic load balancing by clicking the <text:span text:style-name="GUIText">Static</text:span> or <text:span text:style-name="GUIText">Dynamic</text:span> radio buttons. There is also a default setting that uses the most appropriate form of load balancing.</text:p>
      <text:h text:style-name="Heading_20_3" text:outline-level="4"><text:soft-page-break/>Setting the <text:alphabetical-index-mark text:string-value="Default bank" text:key1="Parallel"/>default bank</text:h>
      <text:p text:style-name="Body">Some computers, if they are large enough, have scheduling systems that break up the number of processors into banks, which are usually reserved for particular projects. Users who contribute to a project take processors from their default bank of processors. By default, VisIt uses environment variables to get your default bank when submitting a parallel job to the batch system. If you want to override those settings, you can click the <text:span text:style-name="GUIText">Default Bank</text:span> check box to turn it on and then type your desired bank into the text field next to the check box.</text:p>
      <text:h text:style-name="Heading_20_3" text:outline-level="4">Setting the <text:alphabetical-index-mark text:string-value="Time limit" text:key1="Parallel"/>parallel time limit</text:h>
      <text:p text:style-name="Body">The parallel time limit is the amount of time given to the scheduling program to tell it the maximum amount of time, usually in minutes, that your program will be allowed to run. The parallel time limit is one of the factors that determines when your compute engine will be run and smaller time limits often have a greater likelihood of running before jobs with large time limits. To specify a parallel time limit, click the <text:span text:style-name="GUIText">Default Time Limit</text:span> check box and enter a number of minutes or hours into the <text:span text:style-name="GUIText">Default Time Limit</text:span> text field. If you want to specify minutes, be sure to append "m" to the number or append an "h" for hours. If you want to specify a timeout of 30 minutes, you would type: <text:span text:style-name="Emphasis">30m</text:span>.</text:p>
      <text:h text:style-name="Heading_20_3" text:outline-level="4">Specifying a <text:alphabetical-index-mark text:string-value="Machine file" text:key1="Parallel"/>machine file</text:h>
      <text:p text:style-name="Body">When using VisIt with MPICH on some clustered computers, it is necessary to specify a machine file, which is a file containing a list of the compute nodes where the VisIt compute engine should be executed. If you want to specify a machine file when you execute VisIt in parallel on a cluster that requires a machine file, click on the <text:span text:style-name="GUIText">Default Machine File</text:span> check box and type the name of the machine file that you want to associate with your host profile into the <text:span text:style-name="GUIText">Default Machine File</text:span> text field.</text:p>
      <text:h text:style-name="Heading_20_2" text:outline-level="3">Advanced host profile options</text:h>
      <text:p text:style-name="Body">Host profiles contain the information that VisIt needs in order to successfully launch VisIt components on remote computers and to make sure that they are launched with enough computing resources. Most of those properties can be set using the <text:span text:style-name="GUIText">Selected profile</text:span> and <text:span text:style-name="GUIText">Parallel options</text:span> tabs of the <text:span text:style-name="GUIText">Host Profile Window</text:span> but there is also an <text:span text:style-name="GUIText">Advanced options</text:span> tab (see <text:sequence-ref text:reference-format="category-and-value" text:ref-name="refFigure6">Figure 1-6</text:sequence-ref>) in the Host Profile Window that lets you specify advanced networking options to ensure that the VisIt components running on the remote computer use resources correctly and can connect back to the viewer running on your local workstation.</text:p>
      <text:h text:style-name="Heading_20_3" text:outline-level="4"><draw:frame draw:style-name="fr3" draw:name="Frame6" text:anchor-type="paragraph" svg:width="3.5in" draw:z-index="25"><draw:text-box fo:min-height="3.1957in"><text:p text:style-name="Frame_20_contents"><draw:frame draw:style-name="fr5" draw:name="graphics7" text:anchor-type="paragraph" svg:width="3.5in" svg:height="2.5437in" draw:z-index="26"><draw:image xlink:href="../images/RemoteVisualization/advancedoptions.png" xlink:type="simple" xlink:show="embed" xlink:actuate="onLoad"/></draw:frame></text:p><text:p text:style-name="Figure">Figure <text:sequence text:ref-name="refFigure6" text:name="Figure" text:formula="ooow:Figure+1" style:num-format="1">1-6</text:sequence>: Advanced options tab</text:p></draw:text-box></draw:frame><text:soft-page-break/>Sharing a compute job</text:h>
      <text:p text:style-name="Body">Some computers, notably Los Alamos National Laboratory's Q machine, place restrictions on the number of interactive sessions that a single user can have on the computer. To allow VisIt to run on computer systems that enforce these kinds of restrictions, VisIt can optionally force the database server and parallel compute engine to share the same job in the batch system. If you want to make the database server and parallel compute engine share the same batch job, you can click the <text:span text:style-name="GUIText">Share batch job with Metadata Server</text:span> check box on the <text:span text:style-name="GUIText">Host profiles Window's Advanced options tab</text:span>.</text:p>
      <text:h text:style-name="Heading_20_3" text:outline-level="4">Setting up the parallel environment</text:h>
      <text:p text:style-name="Body">VisIt is usually executed by a script called: visit, which sets up the environment variables required for VisIt to execute. When the visit script is told to launch a parallel compute engine, it sets up the environment variables as it usually does and then invokes an appropriate parallel launch program that takes care of either spawning the VisIt parallel compute engine processes or scheduling them to run in a batch system. When VisIt is used with MPICH on some clusters, the parallel launch program does not replicate the environment variables that the visit script set up, preventing the VisIt parallel compute engine from running. On clusters where the parallel launch program does not replicate the VisIt environment variables, VisIt provides an option to start each process of the VisIt compute engine under the visit script. This ensures that the environment variables that VisIt requires in order to run are indeed set up before the parallel compute engine processes are started. To enable this feature, click on the <text:span text:style-name="GUIText">Use VisIt script to set up parallel environment </text:span>check box on the <text:span text:style-name="GUIText">Host profiles Window's Advanced options tab</text:span>.</text:p>
      <text:h text:style-name="Heading_20_3" text:outline-level="4"><text:soft-page-break/>Determining the host name</text:h>
      <text:p text:style-name="Body">There are many different network naming schemes and each major operating system type seems to have its own variant. While being largely compatible, the network naming schemes sometimes present problems when you attempt to use a computer that has one idea of what its name is with another computer that may use a somewhat different network naming scheme. Since VisIt users are encouraged to use distributed mode because it provides fast local graphics hardware without sacrificing computing power, VisIt must provide a way to reconcile the network naming schemes when 2 different computer types are used.</text:p>
      <text:p text:style-name="Body">Workstations often have a host name that was arbitrarily set when the computer was installed and that host name has nothing to do with the computer's network name, which ultimately resolves to an IP address. This condition is common on computers running MS Windows though other operating systems can also exhibit this behavior. When VisIt launches a component on a remote computer, it passes information that includes the host name of the local computer so the remote component will know how to connect back to the local computer. If the local computer did not supply a valid network name then the remote component will not be able to connect back to the local computer and VisIt will wait for the connection until you click the <text:span text:style-name="GUIText">Cancel</text:span> button in the <text:span text:style-name="GUIText">Launch progress window</text:span>.</text:p>
      <text:p text:style-name="Body">By default, VisIt relies on the name obtained from the local computer but if you want to specify a name instead of using the name reported by the local computer then you can use the controls on the <text:span text:style-name="GUIText">Advanced options</text:span> tab. To use a host name other than what the local computer returns, you can click the <text:span text:style-name="GUIText">Parse from SSH_CLIENT environment variable</text:span> or <text:span text:style-name="GUIText">Specify manually</text:span> radio buttons. If you choose the <text:span text:style-name="GUIText">Parse from SSH_CLIENT environment variable</text:span> option then VisIt will not pass a host name for the local computer but will instead tell the remote computer to inspect the <text:span text:style-name="Emphasis">SSH_CLIENT</text:span> environment variable to determine the IP address of the local computer that initiated the connection. This option usually works if you have a local computer that does not accurately report its host name. If you don't trust the output of any implicit scheme for getting the local computer's name, you can provide the name of the local computer by typing its name or IP address into the text field next to the <text:span text:style-name="GUIText">Specify manually</text:span> radio button.</text:p>
      <text:h text:style-name="Heading_20_3" text:outline-level="4">VisIt's ports</text:h>
      <text:p text:style-name="Body">VisIt uses secure shell (ssh) to launch its components on remote computers. Secure shell often uses port 22 but if you are attempting to communicate with a computer that does not use port 22 for ssh then you can specify a port for ssh by clicking the <text:span text:style-name="GUIText">Specify port</text:span> check box and then typing a new port number into the adjacent text field.</text:p>
      <text:p text:style-name="Body">One common case of when you might want to use a different port is if you are running VisIt on your home computer and connecting to an LLNL computer via Internet Port Allow (IPA), which allows your computer through the Lab firewall so it is possible to connect to some computers from offsite. In this type of connection, the port for ssh is often 822 so in order to successfully <text:soft-page-break/>connect VisIt from your home desktop to an LLNL computer, you would specify port 822 in the <text:span text:style-name="GUIText">Advanced options</text:span> tab.</text:p>
      <text:p text:style-name="Body">In addition to relying on remote computers' ssh port, VisIt listens on its own ports (5600-5605) while launching components. If your desktop computer is running a firewall that blocks ports 5600-5605 then any remote components that you launch will be unable to connect back to the viewer running on your local computer. If you are not able to successfully launch VisIt components on remote computers, be sure that you make sure your firewall does not block VisIt's ports. Windows XP's and MacOS X's default software firewall configurations block VisIt's ports so if you run those software firewall programs, you will have to unblock VisIt's ports if you want to run VisIt in distributed mode.</text:p>
      <text:h text:style-name="Heading_20_2" text:outline-level="3">Engine Option Window</text:h>
      <text:p text:style-name="Body"><draw:frame draw:style-name="fr4" draw:name="Frame7" text:anchor-type="paragraph" svg:x="0.3583in" svg:y="0.1102in" svg:width="3.5in" draw:z-index="27"><draw:text-box fo:min-height="2.7862in"><text:p text:style-name="Frame_20_contents"><draw:frame draw:style-name="fr5" draw:name="graphics8" text:anchor-type="paragraph" svg:width="3.5in" svg:height="2.0654in" draw:z-index="28"><draw:image xlink:href="../images/RemoteVisualization/optionwindow.png" xlink:type="simple" xlink:show="embed" xlink:actuate="onLoad"/></draw:frame></text:p><text:p text:style-name="Figure">Figure <text:sequence text:ref-name="refFigure7" text:name="Figure" text:formula="ooow:Figure+1" style:num-format="1">1-7</text:sequence>: Engine Option Window</text:p></draw:text-box></draw:frame>You can use <text:span text:style-name="GUIText">Engine Option Window</text:span>, shown in <text:sequence-ref text:reference-format="category-and-value" text:ref-name="refFigure7">Figure 1-7</text:sequence-ref>, to pick a host profile to use when there are multiple host profiles for a computer or if there are any parallel host profiles. When there is a single serial host profile or no host profiles, the window is not activated when VisIt launches a compute engine. The window's primary purpose is to select a host profile and set some parallel options such as the number of processors. This window is provided as a convenience so host profiles do not have to be modified each time you want to launch a parallel engine is run with a different number of processors.</text:p>
      <text:p text:style-name="Body">The <text:span text:style-name="GUIText">Engine Option Window</text:span> has a list of host profiles from which to choose. The active profile for the host is selected by default though the another can be profile used instead. Once a host profile is selected, the parallel options such as the number of processors/nodes, processor count, can be changed to fine-tune how the compute engine is launched. After making any changes, click the window's <text:span text:style-name="GUIText">OK</text:span> button to launch the compute engine. Clicking the <text:span text:style-name="GUIText">Cancel</text:span> button prevents the compute engine from being launched.</text:p>
      <text:h text:style-name="Heading_20_3" text:outline-level="4">Setting the number of processors</text:h>
      <text:p text:style-name="Body">The number of processors determines how many processors are used by VisIt's compute engine. Generally, a higher number of processors yields higher performance but it depends on the host <text:soft-page-break/>platform and the database being visualized. The <text:span text:style-name="GUIText">Num procs</text:span> text field initially contains the number of processors used in the active host profile but you can change it by typing a new number of processors. The number of processors can also be incremented or decremented by clicking the up/down buttons next to the text field.</text:p>
      <text:h text:style-name="Heading_20_3" text:outline-level="4">Setting batch queue options</text:h>
      <text:p text:style-name="Body">Some compute environments such as large IBM computers schedule parallel jobs in batch queues. The <text:alphabetical-index-mark-start text:id="IMark487595480" text:key1="Parallel"/><text:span text:style-name="GUIText">Engine option window</text:span> <text:alphabetical-index-mark-end text:id="IMark487595480"/>provides a few controls that are useful for batch queued systems. The first option is the number of nodes which determines the number of smaller portions of the computer that are allocated to a particular task. Typically the number of processors is evenly divisible by the number of nodes but the window allows you to specify the number of nodes such that not all processors within a node need be active. You can set the number of nodes, by typing a new number into the <text:span text:style-name="GUIText">Num nodes</text:span> text field or you can increment or decrement the number by clicking on the arrow buttons to the right of the text field. The second option is the bank which is a large collection of nodes from which nodes can be allocated. To change the bank, you can type a new bank name into the <text:span text:style-name="GUIText">Bank</text:span> text field. The final option that the window allows to be changed is the time limit. The time limit is an important piece of information to set because it can help to determine when the compute engine is scheduled to run. A smaller time limit can increase the likelihood that a task will be scheduled to run sooner than a longer running task. You can change the time limit by typing a new number of minutes into the <text:span text:style-name="GUIText">Time limit</text:span> text field.</text:p>
      <text:h text:style-name="Heading_20_3" text:outline-level="4">Setting the machine file</text:h>
      <text:p text:style-name="Body">Some compute environments use machine files, text files that contain the names of the nodes to use for executing a parallel job, when running a parallel job. If you are running VisIt in such an environment, the <text:span text:style-name="GUIText">Engine option window</text:span> provides a text field called <text:span text:style-name="GUIText">Machine file</text:span>. The <text:span text:style-name="GUIText">Machine file</text:span> text field allows you to enter the name of a new machine file if you want to override which machine file is used for the selected host profile. The <text:span text:style-name="GUIText">Machine file</text:span> text field is only enabled when the <text:span text:style-name="GUIText">Default Machine File</text:span> check box is enabled in the <text:span text:style-name="GUIText">Host profile Window's</text:span> parallel options.</text:p>
      <text:h text:style-name="Heading_20_1" text:outline-level="2">Managing compute engines</text:h>
      <text:p text:style-name="Body">VisIt can have many compute engines running at the same time. Much of the time the compute engines are those that are installed with VisIt but on occasion, simulation codes may be instrumented to act as VisIt compute engines capable of performing visualization operations on simulation data as it is created. When a simulation is used as a VisIt compute engine, VisIt can access data directly from the simulation without the need to translate data into another format or write it out to disk. When simulations are instrumented to become VisIt compute engines, they have all of the abilities of the standard VisIt compute engine and more. Specifically, simulations can accept additional simulation-defined control commands in order to make them perform <text:soft-page-break/>actions such as writing a restart file. Since simulations offer extra capabilities over a normal VisIt compute engine, VisIt provides different windows in order to manage them. In order to manage compute engines and check on progress, VisIt provides a <text:alphabetical-index-mark-start text:id="IMark487595480"/><text:span text:style-name="GUIText">Compute Engine Window</text:span><text:alphabetical-index-mark-end text:id="IMark487595480"/>. VisIt provides the <text:alphabetical-index-mark-start text:id="IMark487594040"/><text:span text:style-name="GUIText">Simulation Window</text:span><text:alphabetical-index-mark-end text:id="IMark487594040"/> in order to manage simulations, display their progress, and provide extra controls for the simulations.</text:p>
      <text:h text:style-name="Heading_20_2" text:outline-level="3">Compute Engine Window</text:h>
      <text:p text:style-name="Body"><draw:frame draw:style-name="fr4" draw:name="Frame8" text:anchor-type="paragraph" svg:x="0.3583in" svg:y="0.1102in" svg:width="3in" draw:z-index="29"><draw:text-box fo:min-height="3in"><text:p text:style-name="Frame_20_contents"><draw:frame draw:style-name="fr5" draw:name="graphics9" text:anchor-type="paragraph" svg:width="3in" svg:height="3.1717in" draw:z-index="30"><draw:image xlink:href="../images/RemoteVisualization/enginewindow.png" xlink:type="simple" xlink:show="embed" xlink:actuate="onLoad"/></draw:frame></text:p><text:p text:style-name="Figure">Figure <text:sequence text:ref-name="refFigure8" text:name="Figure" text:formula="ooow:Figure+1" style:num-format="1">1-8</text:sequence>: Compute Engine Window</text:p></draw:text-box></draw:frame>You can open the <text:span text:style-name="GUIText">Compute Engine Window</text:span>, shown in <text:sequence-ref text:reference-format="category-and-value" text:ref-name="refFigure8">Figure 1-8</text:sequence-ref>, by selecting the <text:span text:style-name="GUIText">Compute engines</text:span> option from the <text:span text:style-name="GUIText">Main Window's File</text:span> menu. The main purpose of the <text:span text:style-name="GUIText">Compute Engine Window</text:span> is to display the progress of a compute engine as it completes a task. The window has two status bars. The top status bar indicates how much progress has been made in the overall task. The bottom status bar indicates that compute engine's progress through the current processing stage. The window also provides buttons for interrupting and closing compute engines, as well as an <text:span text:style-name="GUIText">Engine Information area</text:span> that indicates how many processors the engine uses and its style of load balancing.</text:p>
      <text:p text:style-name="Body"/>
      <text:h text:style-name="Heading_20_3" text:outline-level="4">Picking a compute engine</text:h>
      <text:p text:style-name="Body">The <text:alphabetical-index-mark-start text:id="IMark487594040"/><text:span text:style-name="GUIText">Compute Engine Window</text:span><text:alphabetical-index-mark-end text:id="IMark487594040"/> has the concept of an active compute engine. Only the active compute engine's progress is displayed in the status bars. The active compute engine is also the engine that is interrupted or closed. To pick a new active compute engine, choose a compute engine name from the <text:span text:style-name="GUIText">Engine</text:span> menu. The <text:span text:style-name="GUIText">Engine</text:span> menu contains the names of all compute engines that VisIt is running.</text:p>
      <text:h text:style-name="Heading_20_3" text:outline-level="4"><text:alphabetical-index-mark-start text:id="IMark487594040"/>Interrupting a compute engine<text:alphabetical-index-mark-end text:id="IMark487594040"/></text:h>
      <text:p text:style-name="Body">Some operations in VisIt may take a long time to complete so most computations are broken down into stages. In the event that you do not want to wait for an operation to complete, or if you realize that you made a mistake, you can interrupt a compute engine so it does not finish its work. When you click the <text:span text:style-name="GUIText">Interrupt engine</text:span> button a signal is sent to the compute engine that tells it to stop its work. The compute engine handles the interruption after it completes the current stage <text:soft-page-break/>so there can be a small delay before the compute engine is interrupted. Any plots being generated when a compute engine is interrupted are sent into the error state and are listed in red in the <text:span text:style-name="GUIText">Plot list</text:span> until they are regenerated.</text:p>
      <text:h text:style-name="Heading_20_3" text:outline-level="4"><text:alphabetical-index-mark-start text:id="IMark487594040" text:key1="Compute engine"/>Closing a compute engine<text:alphabetical-index-mark-end text:id="IMark487594040"/></text:h>
      <text:p text:style-name="Body">You can close a compute engine when you no longer need it by clicking the <text:span text:style-name="GUIText">Close engine </text:span>button. The compute engine is closed only after you click <text:span text:style-name="GUIText">Yes</text:span> in a confirmation dialog window.</text:p>
      <text:h text:style-name="Heading_20_3" text:outline-level="4"><draw:frame draw:style-name="fr3" draw:name="Frame9" text:anchor-type="paragraph" svg:width="4in" draw:z-index="31"><draw:text-box fo:min-height="2in"><text:p text:style-name="Frame_20_contents"><draw:frame draw:style-name="fr5" draw:name="graphics10" text:anchor-type="paragraph" svg:width="4in" svg:height="1.1984in" draw:z-index="32"><draw:image xlink:href="../images/RemoteVisualization/reallyclose.png" xlink:type="simple" xlink:show="embed" xlink:actuate="onLoad"/></draw:frame></text:p><text:p text:style-name="Figure">Figure <text:sequence text:ref-name="refFigure9" text:name="Figure" text:formula="ooow:Figure+1" style:num-format="1">1-9</text:sequence>: Close compute engine confirmation dialog</text:p></draw:text-box></draw:frame><text:alphabetical-index-mark text:string-value="Clearing the cache"/>Clearing the compute engine's caches</text:h>
      <text:p text:style-name="Body">As the compute engine processes data, it caches calculation results in case they are needed again for additional calculates. This includes meshes and variables that have been read from the database as well as the results from more complicated calculations involving expressions and operators. VisIt's compute engine periodically clears the cache of items that it no longer needs but if you want to explicitly clear the cache to free up more memory for your computer's other applications, you can click the <text:span text:style-name="GUIText">Clear cache</text:span> button in the <text:span text:style-name="GUIText">Compute Engine Window</text:span>.</text:p>
      <text:h text:style-name="Heading_20_2" text:outline-level="3"><text:alphabetical-index-mark-start text:id="IMark487594040"/>Simulation Window<text:alphabetical-index-mark-end text:id="IMark487594040"/></text:h>
      <text:p text:style-name="Body">You can open the <text:span text:style-name="GUIText">Simulation Window</text:span>, shown in <text:sequence-ref text:reference-format="category-and-value" text:ref-name="refFigure10">Figure 1-10</text:sequence-ref>, by selecting the <text:span text:style-name="GUIText">Simulations</text:span> option from the <text:span text:style-name="GUIText">Main Window's File </text:span>menu. The main purpose of the <text:span text:style-name="GUIText">Simulation Window</text:span> is to display the progress of a simulation that is acting as a VisIt compute engine as it completes its visualization tasks. The <text:span text:style-name="GUIText">Simulation Window</text:span> also provides buttons that cause the simulation to perform simulation-defined commands such as saving out a restart dump. The list of commands depends on the functionality that the simulation wanted to expose to VisIt when it was instrumented.</text:p>
      <text:p text:style-name="Body"><draw:frame draw:style-name="fr3" draw:name="Frame10" text:anchor-type="paragraph" svg:width="4in" draw:z-index="33"><draw:text-box fo:min-height="2in"><text:p text:style-name="Frame_20_contents"><draw:frame draw:style-name="fr6" draw:name="graphics11" text:anchor-type="paragraph" svg:width="3.7189in" svg:height="5.4583in" draw:z-index="34"><draw:image xlink:href="../images/RemoteVisualization/simulationwindow.gif" xlink:type="simple" xlink:show="embed" xlink:actuate="onLoad"/></draw:frame></text:p><text:p text:style-name="Figure">Figure <text:sequence text:ref-name="refFigure10" text:name="Figure" text:formula="ooow:Figure+1" style:num-format="1">1-10</text:sequence>: Simulation Window</text:p></draw:text-box></draw:frame><text:soft-page-break/>The <text:span text:style-name="GUIText">Simulation Window</text:span> is divided up into two main areas. The top of the window, called the <text:span text:style-name="GUIText">Simulation attributes</text:span> area, displays various attributes of the simulation such as its name, when it was started, the name of the computer where it is running, the number of processors, etc. Below the <text:span text:style-name="GUIText">Simulation attributes</text:span> area, you will find controls that are also present in the <text:span text:style-name="GUIText">Compute Engines Window</text:span> such as the <text:span text:style-name="GUIText">Interrupt</text:span> button and <text:span text:style-name="GUIText">Clear cache</text:span> button. The <text:span text:style-name="GUIText">Disconnect</text:span> button is specific to the <text:span text:style-name="GUIText">Simulation Window</text:span> and when you click it, VisIt will detach from the running simulation, leaving it to continue its calculation. You can later reconnect to the simulation if you want to check up on the its progress.</text:p>
      <text:p text:style-name="Body">The <text:span text:style-name="GUIText">Commands</text:span> area is located below the <text:span text:style-name="GUIText">Simulation attributes</text:span> area in the <text:span text:style-name="GUIText">Simulation Window</text:span>. The <text:span text:style-name="GUIText">Commands</text:span> area displays buttons for simulation-defined commands. When a simulation is instrumented to act as a VisIt compute engine, it publishes a list of commands that it <text:soft-page-break/>can accept later. This allows the simulation user to provide hooks that allow the user to tell the simulation to execute certain commands like writing a restart file. Depending on the complexity of the commands that are exposed, VisIt could ultimately be used to steer the simulation as well as visualize its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default-outline-level="2"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default-outline-level="3" style:class="text">
      <style:paragraph-properties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default-outline-level="4" style:class="text" style:master-page-name="">
      <style:paragraph-properties fo:margin-left="0.3in" fo:margin-right="0in" fo:margin-top="0.25in" fo:margin-bottom="0.0799in" fo:text-indent="0in" style:auto-text-indent="false" style:page-number="auto">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default-outline-level="5" style:class="text">
      <style:paragraph-properties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default-outline-level="6" style:class="text">
      <style:paragraph-properties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default-outline-level="7" style:class="text">
      <style:paragraph-properties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left="0in" fo:margin-right="0in" fo:margin-top="0in" fo:margin-bottom="0in" fo:text-indent="0in" style:auto-text-indent="false" style:page-number="auto"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left="0.3957in" fo:margin-right="0in" fo:margin-top="0in" fo:margin-bottom="0.1799in" fo:text-indent="0in" style:auto-text-indent="false" style:page-number="auto"/>
    </style:style>
    <style:style style:name="ChapterTitle" style:family="paragraph" style:next-style-name="Heading_20_1" style:default-outline-level="1" style:class="extra" style:master-page-name="First_20_Page">
      <style:paragraph-properties fo:margin-left="0.1354in" fo:margin-right="0in" fo:margin-top="0.25in" fo:margin-bottom="0.25in" fo:text-indent="0in" style:auto-text-indent="false" style:page-number="auto" fo:break-before="auto" fo:break-after="auto" fo:padding="0.5in" fo:border-left="none" fo:border-right="none" fo:border-top="0.0138in solid #000000" fo:border-bottom="0.0138in solid #000000" style:shadow="none"/>
      <style:text-properties style:font-name="Arial" fo:font-size="24pt" fo:font-weight="bold"/>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Text_20_body">
      <style:text-properties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fo:padding="0in" fo:border-left="none" fo:border-right="none" fo:border-top="0.0138in solid #000000" fo:border-bottom="none" style:shadow="none"/>
    </style:style>
    <style:style style:name="MP4" style:family="paragraph" style:parent-style-name="Header_20_left">
      <style:text-properties fo:font-style="italic" style:font-style-asian="italic" style:font-style-complex="italic"/>
    </style:style>
    <style:style style:name="MP5" style:family="paragraph" style:parent-style-name="Header_20_right">
      <style:paragraph-properties fo:text-align="end" style:justify-single-word="false"/>
      <style:text-properties fo:font-style="italic" style:font-style-asian="italic" style:font-style-complex="italic"/>
    </style:style>
    <style:style style:name="MP6" style:family="paragraph" style:parent-style-name="Footer">
      <style:paragraph-properties fo:text-align="end" style:justify-single-word="false"/>
    </style:style>
    <style:style style:name="MP7" style:family="paragraph" style:parent-style-name="Standard">
      <style:paragraph-properties fo:text-align="end" style:justify-single-word="false"/>
    </style:style>
    <style:style style:name="MP8"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M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M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MP11" style:family="paragraph">
      <style:paragraph-properties fo:text-align="center"/>
    </style:style>
    <style:style style:name="Mgr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Mgr2" style:family="graphic">
      <style:graphic-properties style:run-through="foreground" style:vertical-pos="from-top" style:vertical-rel="paragraph" style:horizontal-pos="from-left" style:horizontal-rel="paragraph" draw:wrap-influence-on-position="once-concurrent" style:flow-with-text="false"/>
    </style:style>
    <style:style style:name="Mgr3" style:family="graphic">
      <style:graphic-properties style:run-through="foreground"/>
    </style:style>
    <style:style style:name="Mgr4" style:family="graphic">
      <style:graphic-properties svg:stroke-color="#2300dc" draw:fill="solid" draw:fill-color="#2300dc" draw:textarea-horizontal-align="justify" draw:textarea-vertical-align="middle" draw:auto-grow-height="false" fo:min-height="0in" fo:min-width="0in" style:run-through="foreground"/>
    </style:style>
    <style:style style:name="Mgr5" style:family="graphic">
      <style:graphic-properties svg:stroke-color="#0047ff" draw:fill="solid" draw:fill-color="#0047ff" draw:textarea-horizontal-align="justify" draw:textarea-vertical-align="middle" draw:auto-grow-height="false" fo:min-height="0in" fo:min-width="0in" style:run-through="foreground"/>
    </style:style>
    <style:style style:name="Mgr6" style:family="graphic">
      <style:graphic-properties svg:stroke-color="#99ccff" draw:textarea-horizontal-align="justify" draw:textarea-vertical-align="middle" draw:auto-grow-height="false" fo:min-height="0in" fo:min-width="0in" style:run-through="foreground"/>
    </style:style>
    <style:style style:name="Mgr7" style:family="graphic">
      <style:graphic-properties svg:stroke-color="#99ccff" draw:fill="solid" draw:fill-color="#ffffff" draw:textarea-horizontal-align="center" draw:textarea-vertical-align="middle" style:run-through="foreground"/>
    </style:style>
    <style:style style:name="Mgr8" style:family="graphic">
      <style:graphic-properties svg:stroke-color="#ffffff" draw:fill="solid" draw:fill-color="#ffffff" draw:textarea-horizontal-align="center" draw:textarea-vertical-align="middle" style:run-through="foreground"/>
    </style:style>
    <style:style style:name="Mgr9" style:family="graphic">
      <style:graphic-properties svg:stroke-color="#99ccff" draw:textarea-horizontal-align="center" draw:textarea-vertical-align="middle" style:run-through="foreground"/>
    </style:style>
    <style:style style:name="Mgr10" style:family="graphic">
      <style:graphic-properties svg:stroke-color="#0047ff" draw:fill="solid" draw:fill-color="#0047ff" draw:textarea-horizontal-align="center" draw:textarea-vertical-align="middle" style:run-through="foreground"/>
    </style:style>
    <style:style style:name="Mgr11" style:family="graphic">
      <style:graphic-properties svg:stroke-color="#2300dc" draw:fill="solid" draw:fill-color="#2300dc" draw:textarea-horizontal-align="center" draw:textarea-vertical-align="middle" style:run-through="fore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fo:border="none" fo:padding="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chapter text:display="name" text:outline-level="1"/></text:p>
        <text:p text:style-name="Horizontal_20_Line"/>
      </style:header>
      <style:footer>
        <text:p text:style-name="Horizontal_20_Line"/>
        <text:p text:style-name="MP2"><text:page-number text:select-page="current">7</text:page-number></text:p>
      </style:footer>
    </style:master-page>
    <style:master-page style:name="First_20_Page" style:display-name="First Page" style:page-layout-name="Mpm2" style:next-style-name="Left_20_Page">
      <style:footer>
        <text:p text:style-name="MP3"><text:page-number text:select-page="current">7</text:page-number></text:p>
      </style:footer>
    </style:master-page>
    <style:master-page style:name="Left_20_Page" style:display-name="Left Page" style:page-layout-name="Mpm3" style:next-style-name="Right_20_Page">
      <style:header>
        <text:p text:style-name="MP4"><text:chapter text:display="name" text:outline-level="1">Remote Visualization</text:chapter></text:p>
      </style:header>
      <style:footer>
        <text:p text:style-name="Footer"><text:page-number text:select-page="current">7</text:page-number></text:p>
      </style:footer>
    </style:master-page>
    <style:master-page style:name="Right_20_Page" style:display-name="Right Page" style:page-layout-name="Mpm4" style:next-style-name="Left_20_Page">
      <style:header>
        <text:p text:style-name="MP5"><text:chapter text:display="name" text:outline-level="1">Remote Visualization</text:chapter></text:p>
      </style:header>
      <style:footer>
        <text:p text:style-name="MP6"><text:page-number text:select-page="current">7</text:page-number></text:p>
      </style:footer>
    </style:master-page>
    <style:master-page style:name="Cover_20_Page" style:display-name="Cover Page" style:page-layout-name="Mpm5" style:next-style-name="First_20_Page">
      <style:header>
        <text:p text:style-name="MP7">UCRL-SM-XXXXXX</text:p>
        <text:p text:style-name="Text_20_body"/>
        <text:p text:style-name="Text_20_body"/>
        <text:p text:style-name="Text_20_body"/>
        <text:p text:style-name="Text_20_body"/>
        <text:p text:style-name="Text_20_body"/>
        <text:p text:style-name="Text_20_body"/>
        <text:p text:style-name="Text_20_body"/>
        <text:p text:style-name="MP8">VisIt User's Manual</text:p>
        <text:p text:style-name="MP9">Version 1.6.1</text:p>
        <text:p text:style-name="MP10"><draw:custom-shape text:anchor-type="paragraph" draw:z-index="2" draw:style-name="Mgr1" draw:text-style-name="MP11" svg:width="2.7803in" svg:height="2.7205in" draw:transform="rotate (-2.35619449019309) translate (7.67569444444444in 2.14027777777778in)"><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g text:anchor-type="paragraph" draw:z-index="1" draw:style-name="Mgr2"><draw:g draw:style-name="Mgr3"><draw:custom-shape draw:style-name="Mgr4" draw:text-style-name="MP11" svg:width="2.7004in" svg:height="2.7004in" draw:transform="rotate (-2.35619449019309) translate (7.67708333333333in 2.23611111111111in)"><text:p/><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5" draw:text-style-name="MP11" svg:width="2.1287in" svg:height="2.1776in" draw:transform="skewX (-6.22643519302098E-017) rotate (-2.35619449019309) translate (7.25625in 2.2097222222222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6" draw:text-style-name="MP11" svg:width="1.6024in" svg:height="1.6386in" draw:transform="skewX (-1.09910673535037E-016) rotate (-2.35619449019309) translate (6.90555555555556in 2.1861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Mgr7" draw:text-style-name="MP11" svg:width="1.0768in" svg:height="1.0559in" draw:transform="skewX (-0.00139626340159526) rotate (-2.35619449019309) translate (6.51736111111111in 2.16111111111111in)"><text:p/></draw:rect><draw:rect draw:style-name="Mgr8" draw:text-style-name="MP11" svg:width="0.9969in" svg:height="1.7323in" svg:x="6.5169in" svg:y="1.8988in"><text:p/></draw:rect></draw:g><draw:rect draw:style-name="Mgr9" draw:text-style-name="MP11" svg:width="4.8949in" svg:height="0.2705in" svg:x="0.0161in" svg:y="2.1787in"><text:p/></draw:rect><draw:rect draw:style-name="Mgr10" draw:text-style-name="MP11" svg:width="4.7913in" svg:height="0.2906in" svg:x="0.0161in" svg:y="2.4488in"><text:p/></draw:rect><draw:rect draw:style-name="Mgr11" draw:text-style-name="MP11" svg:width="4.6358in" svg:height="0.2803in" svg:x="0.0161in" svg:y="2.739in"><text:p/></draw:rect></draw:g></text:p>
        <text:p text:style-name="MP10">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3$Unix OpenOffice.org_project/330m3$Build-9519</meta:generator>
    <meta:creation-date>2010-09-07T16:50:14</meta:creation-date>
    <dc:language>en-US</dc:language>
    <meta:editing-cycles>2</meta:editing-cycles>
    <meta:editing-duration>PT5M43S</meta:editing-duration>
    <meta:initial-creator>Brad Whitlock</meta:initial-creator>
    <meta:document-statistic meta:table-count="1" meta:image-count="11" meta:object-count="0" meta:page-count="18" meta:paragraph-count="127" meta:word-count="5862" meta:character-count="34300"/>
    <dc:date>2010-09-07T16:55:56</dc:date>
    <dc:creator>Brad Whitlock</dc:creator>
    <meta:user-defined meta:name="Info 2"/>
    <meta:user-defined meta:name="Info 3"/>
    <meta:user-defined meta:name="Info 4"/>
    <meta:user-defined meta:name="Subdocument Chapter name">Remote Visualization</meta:user-defined>
  </office:meta>
</office:document-meta>
</file>